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8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ምምራጽ ቦታ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ናይ ደራሲ ዝርዝራት ሓበሬታን ናይ ርክብን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ዘገድሱ ነጥብታት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ገጽ ኣይተረኽበን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ናይ ጀርመን ዲጂታላዊ መምርሒኻ እዩ። ከባብያዊ ሓበሬታ፡ ኣጋጣሚታትን ምኽርን ርኸብ። ኩሉግዜ ዝተሓደሰን ብቋንቋኻን።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ፍጠር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ሕማቕ ኣጋጣሚ ኮይኑ፡ ቋንቋኻ ኣብዚ የለን።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ቋንቋ ምረጽ።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ናይ መወዳእታ እዋን ለውጢ፥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ከባብያዊ ሓበሬታ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ሕማቕ ኣጋጣሚ ኮይኑ፡ እዚ ቋንቋ’ዚ ኣብዚ የለን።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ሕማቕ ኣጋጣሚ ኮይኑ፡ እዛ ከተማ እዚኣ ኣይተረኽበትን።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ሕማቕ ኣጋጣሚ ኮይኑ፡ እዚ ኣጋጣሚ እዚ ኣይተረኽበን።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ሕማቕ ኣጋጣሚ ኮይኑ፡ እዚ ኣቕርቦት’ዚ ኣይተረኽበን።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ሕማቕ ኣጋጣሚ ኮይኑ፡ እዚ ዘገድስ ነጥቢ እዚ ኣይተረኽበን።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እቲ ርክብ ምስቲ ሰርቨር ኣይተዓወተን።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እቲ ጠለብ ክምስራሕ ኣይተኻልእለን።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ናይቲ ሰርቨር ግብረመልሲ ክምስራሕ ኣይተኻእለን።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ሓደ ዝተይተፈልጠ ጌጋ ተኸሲቱ ኣሎ።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ደጊምካ ፈትን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እቲ ገጽ ክጽዓን ኣይክኣለን።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ቋንቋ ምረጽ፥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ናብ ቀዳማይ ገጽ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ናብቶም ምድባት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ናብቶም ኣጋጣሚታት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ብዛዕባ እቶም ኣቕርቦታት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ጌጋ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ሓደ ጌጋ ተኸሲቱ ኣሎ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ሕማቕ ኣጋጣሚ ኮይኑ፡ እቲ ናይ ቋንቋ ለውጢ ኣይተዓወተን።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እቲ ዝተመርጸ ቋንቋ ካብ መስመር ኢንተርነት ወጻኢ የለን። ንጡፍ ናይ ኢንተርነት መስመር ኣድላዪ እዩ።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ቦታ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ዕለት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ኣብዚ እዋን’ዚ ኣጋጣሚታት የለዉን።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ተክኒካዊ ተግባራት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ትሕዝቶታት ናይ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ኣቕርቦት “{{offer}}”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ናይ ርክብ ሓበሬታን ናይ ደራሲ ዝርዝራት ሓበሬታን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ነዚ ዝስዕብ ፈትሽ፡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ትሕዝቶ ናይቲ ገጽ “{{page}}”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ትሕዝቶ ናይቲ ኣጋጣሚ “{{event}}”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ስደድ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መልሰ-ሓበሬታ ኣብ ምስዳድ ጌጋ ነይሩ።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መልሰ-ሓበሬታ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እንታይ ሓጋዚ ነይሩ፧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ብዝሓሸ ክንገብሮ ንኽእል እንታይ እዩ፧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እቲ መልሰ-ሓበሬታ ንምንታይ እዩ፧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እዚ ገጽ’ዚ ሓግዚ ድዩ፧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ሓጋዚ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ሓጋዚ ኣይኮነን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ሕማቕ ኣጋጣሚ ኾይኑ ዝኾኑ ዝሰማምዑ ውጺኢታት ኣይተረኽቡን።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መልሰ-ሓበሬታኻ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ነቲ ቅኑዕ ኣይረኸቦን፧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እንታይ ሓበሬታ እዩ ኣብዚ ጎዲሉ ዘሎ፧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መልሰ-ሓበሬታ ተሰዲዱ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ንመልሰ-ሓበሬታኻ ነመስግን። ንትሕዝቶና ከምኡ ድማ ነቲ ኣፕሊከሽን/ናይ ሞባይል ሶፍትዌር {{appName}} ንምምሕያሽ ትሕግዘና ኣለኻ። ተወሳኺ መልሰ-ሓበሬታ ደስ እናበለና ምተቐበልና።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ዕጾ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እዚ ገጽ’ዚ ሓጋዚ ኣይኮነን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እዚ ገጽ’ዚ ሓጋዚ እ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ናብ ጅርመን እትትኸድሉ መምርሒ እዩ።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ቁልፊ-ቃላት ብምጥቃም ነቲ ቅኑዕ ሓበሬታ ብቕልጡፍ ርኸብ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ምቕያር ቋንቋ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ናይ ውልቀ-ገጻት ቋንቋ ብቐሊሉ ቀይር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ህሉው ኣጋጣሚታትን ዕለታትን ኣብቲ ከባቢ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ፍተሻ ስራሕ፡ ናይ ተልምዴንነት ስራሕን ካልእ ተወሳኽን ኣብቲ ከባቢ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ኣብ "{{accept}}" ብምጥዋቕ እቲ ኣፕ/ናይ ሞባይል ሶፍትዌር {{appName}} … ንኽገብር የፍቅደሉ ኣለኹ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… ናይ ብልሽት/ውድቀት ጸብጻባት ብኣውቶማቲካዊ መንገዲ ብምስዳድ ን{{appName}} ምምሕያሽ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…ብዛዕባ እቲ ሓድሽ ዜና ምልክታታት መልእኽቲ ክሰደለይ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… ናተይ ናይ GPS (ጂፒኤስ) ቦታ ብምጥቃም ብዛዕባ ኣብ ጥቓይ ዘለዉ ቦታታት ሓሳብ ምሃብ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ስገር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ተወሳኺ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ዓቅብ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ኣመዓራሪ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ንጸግ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ተቐበል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ከተማ ርኸብ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ኣብ ጥቓኻ ቦታታት ኣይተረኽቡን።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መዘኻኸሪ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ኣብ ጥቓኻ ዘለዉ ቦታታት ንምርኣይ ናይ ቦታ ኣገልግሎታት ከምዝሰርሕ ክግበር ኣለዎ።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ምስጢርነት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ምድባት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ኣጋጣሚታት የለዉን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ብኻልእ ቋንቋታት የለን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ትርጉም የለን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ቦታ ቀይር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ቋንቋ ቀይር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ኣካፍል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ተረኺቡ ኣሎ፥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ሕማቕ ኣጋጣሚ ኾይኑ፡ ምክፋል እቲ ትሕዝቶ ኣይተዓወተን።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ደራሲ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ናይ ብልሽት/ውድቀት ጸብጻባት ብኣውቶማቲካዊ መንገዲ ብምስዳድ ንኣፕ {{appName}} ኣመሓይሾ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ነቲ ሓድሽ ከባብያዊ ዜና ዝኾኑ ምልክታታት መልእኽቲ ተቐበል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ነቲ ናይ GPS (ጂፒኤስ) ቦታ ብምጥቃም ብዛዕባ ኣብ ጥቓኻ ዘለዉ ቦታታት ሓሳብ ተቐበል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ብዛዕባ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ዓይነት፥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ናጻ-ዝምንጮም ፍቓዳት ስራሕ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ኣፍቅድ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እቲ ጠባይ ንጡፍ ከምዘይከውን ግበር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ዝኾኑ ኣቕርቦታት የለዉን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ዝኾኑ ኣቕርቦታት የለዉን።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መውዓዪ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ቱቦ ረሳሕ ማይ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ምእካብ ጎሓፍ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ጸረግቲ መውጽኢ ትኪ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ጋራጅ/ናይ መዐሸጊ መኻይን ቦታ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ክሽነ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መሕጸቢ ሰብነት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ሽቓቕ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ናይ ቆልዑ ክፍሊ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ናይ ቆልዑ ክፍሊ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ናይ ቆልዑ ክፍሊ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መደቀሲ ክፍሊ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ሳሎን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ኣዳራሽ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መኻዚኖ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ናይ ትሕተ ምድሪ ክፍሊ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ሰገነት/ቴራ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